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urier New" svg:font-family="'Courier New'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officeooo:rsid="00139830" officeooo:paragraph-rsid="00139830" style:font-size-asian="16pt" style:language-asian="zh" style:country-asian="CN" style:font-size-complex="18.25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paragraph-properties fo:text-align="start" style:justify-single-word="false"/>
      <style:text-properties fo:font-size="16pt" style:font-size-asian="16pt" style:font-size-complex="16pt"/>
    </style:style>
    <style:style style:name="P4" style:family="paragraph" style:parent-style-name="Text_20_body">
      <style:text-properties fo:font-size="18.25pt" officeooo:rsid="00144d94" officeooo:paragraph-rsid="00144d94" style:font-size-asian="16pt" style:language-asian="zh" style:country-asian="CN" style:font-size-complex="18.25pt"/>
    </style:style>
    <style:style style:name="P5" style:family="paragraph" style:parent-style-name="Text_20_body">
      <style:text-properties fo:font-size="18.25pt" officeooo:rsid="00139830" officeooo:paragraph-rsid="00139830" style:font-size-asian="16pt" style:font-size-complex="18.25pt"/>
    </style:style>
    <style:style style:name="P6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7" style:family="paragraph" style:parent-style-name="Heading_20_1">
      <style:text-properties fo:font-size="16pt" style:font-size-asian="16pt" style:font-size-complex="16pt"/>
    </style:style>
    <style:style style:name="P8" style:family="paragraph" style:parent-style-name="Table_20_Contents">
      <style:text-properties fo:font-size="18.25pt" officeooo:rsid="00139830" officeooo:paragraph-rsid="00139830" style:font-size-asian="16pt" style:font-size-complex="18.25pt"/>
    </style:style>
    <style:style style:name="P9" style:family="paragraph" style:parent-style-name="Table_20_Contents">
      <style:text-properties fo:font-size="18.25pt" officeooo:rsid="00144d94" officeooo:paragraph-rsid="00144d94" style:font-size-asian="16pt" style:language-asian="zh" style:country-asian="CN" style:font-size-complex="18.25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weight-asian="bold"/>
    </style:style>
    <style:style style:name="T3" style:family="text">
      <style:text-properties style:font-name="Calibri"/>
    </style:style>
    <style:style style:name="T4" style:family="text">
      <style:text-properties style:font-name="Calibri" fo:font-weight="bold"/>
    </style:style>
    <style:style style:name="T5" style:family="text">
      <style:text-properties fo:font-weight="bold"/>
    </style:style>
    <style:style style:name="T6" style:family="text">
      <style:text-properties fo:color="#ff0000"/>
    </style:style>
    <style:style style:name="T7" style:family="text">
      <style:text-properties fo:color="#ff0000" style:font-name-asian="宋体1" style:font-weight-asian="bold"/>
    </style:style>
    <style:style style:name="T8" style:family="text">
      <style:text-properties fo:color="#ff0000" fo:font-weight="bold"/>
    </style:style>
    <style:style style:name="T9" style:family="text">
      <style:text-properties fo:color="#000000" style:font-name="Courier New"/>
    </style:style>
    <style:style style:name="T10" style:family="text">
      <style:text-properties fo:color="#000000" style:font-name="Courier New" fo:font-size="10pt"/>
    </style:style>
    <style:style style:name="T11" style:family="text">
      <style:text-properties fo:color="#000000" style:font-name="Courier New" fo:font-size="16pt" style:font-size-complex="16pt"/>
    </style:style>
    <style:style style:name="T12" style:family="text">
      <style:text-properties fo:color="#000000" style:font-name="Courier New" fo:font-size="16pt" fo:font-style="italic" style:font-size-complex="16pt"/>
    </style:style>
    <style:style style:name="T13" style:family="text">
      <style:text-properties fo:color="#000000" style:font-name="Courier New" fo:font-style="italic"/>
    </style:style>
    <style:style style:name="T14" style:family="text">
      <style:text-properties fo:color="#2a00ff" style:font-name="Courier New"/>
    </style:style>
    <style:style style:name="T15" style:family="text">
      <style:text-properties fo:color="#2a00ff" style:font-name="Courier New" fo:font-size="16pt" style:font-size-complex="16pt"/>
    </style:style>
    <style:style style:name="T16" style:family="text">
      <style:text-properties fo:color="#2a00ff" style:font-name-asian="Courier New"/>
    </style:style>
    <style:style style:name="T17" style:family="text">
      <style:text-properties fo:color="#2a00ff" fo:font-size="16pt" style:font-name-asian="Courier New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5">6</text:span><text:span text:style-name="T2">　</text:span><text:span text:style-name="T4">Cookie</text:span><text:span text:style-name="T2">中保存中文</text:span></text:h>
      <text:p text:style-name="P2"><text:span text:style-name="T1">　　</text:span><text:span text:style-name="T8">Cookie</text:span><text:span text:style-name="T7">中保存中文，次要。</text:span></text:p>
      <text:p text:style-name="P6">Cookie<text:span text:style-name="T1">中是不可以设置中文的，但可以使用</text:span><text:span text:style-name="T3">URLEncodor.encode()</text:span><text:span text:style-name="T1">方法编码后在存放到</text:span><text:span text:style-name="T3">Cookie</text:span><text:span text:style-name="T1">中。在获取</text:span><text:span text:style-name="T3">Cookie</text:span><text:span text:style-name="T1">时，需要先使用</text:span><text:span text:style-name="T3">URLDecoder.decode()</text:span><text:span text:style-name="T1">方法解码，再使用。</text:span></text:p>
      <text:p text:style-name="P1">存入时: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8">String name="何明杰";</text:p>
            <text:p text:style-name="P8"><text:s text:c="4"/><text:tab/>//编码存入</text:p>
            <text:p text:style-name="P8"><text:s text:c="4"/><text:tab/><text:span text:style-name="T6">name=URLEncoder.encode(name);</text:span></text:p>
            <text:p text:style-name="P8"><text:s text:c="9"/>//Cookie中存中文会报错</text:p>
            <text:p text:style-name="P4"><text:span text:style-name="T10"><text:tab/></text:span><text:span text:style-name="T11">String name = URLEncoder.</text:span><text:span text:style-name="T12">encode</text:span><text:span text:style-name="T11">(</text:span><text:span text:style-name="T15">"</text:span><text:span text:style-name="T17">姓名</text:span><text:span text:style-name="T15">"</text:span><text:span text:style-name="T11">, </text:span><text:span text:style-name="T15">"UTF-8"</text:span><text:span text:style-name="T11">);</text:span></text:p>
            <text:p text:style-name="P3"><text:span text:style-name="T9"><text:tab/><text:tab/>String value = URLEncoder.</text:span><text:span text:style-name="T13">encode</text:span><text:span text:style-name="T9">(</text:span><text:span text:style-name="T14">"</text:span><text:span text:style-name="T16">张三</text:span><text:span text:style-name="T14">"</text:span><text:span text:style-name="T9">, </text:span><text:span text:style-name="T14">"UTF-8"</text:span><text:span text:style-name="T9">);</text:span></text:p>
            <text:p text:style-name="P9"/>
          </table:table-cell>
        </table:table-row>
      </table:table>
      <text:p text:style-name="P1">取值解码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8">//获得是Base64编码后的字符串</text:p>
            <text:p text:style-name="P8"><text:tab/><text:tab/><text:tab/><text:tab/> String val=c.getValue();</text:p>
            <text:p text:style-name="P8"><text:tab/><text:tab/><text:tab/><text:tab/><text:span text:style-name="T6"> val=URLDecoder.decode(val);</text:span></text:p>
            <text:p text:style-name="P8"/>
            <text:p text:style-name="P5"><text:span text:style-name="T10"><text:tab/></text:span><text:span text:style-name="T11">String name = URLDecoder.</text:span><text:span text:style-name="T12">decode</text:span><text:span text:style-name="T11">(c.getName(), </text:span><text:span text:style-name="T15">"UTF-8"</text:span><text:span text:style-name="T11">);</text:span></text:p>
            <text:p text:style-name="P3"><text:span text:style-name="T9"><text:tab/><text:tab/><text:tab/><text:tab/>String value = URLDecoder.</text:span><text:span text:style-name="T13">decode</text:span><text:span text:style-name="T9">(c.getValue(), </text:span><text:span text:style-name="T14">"UTF-8"</text:span><text:span text:style-name="T9">);</text:span></text:p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urier New" svg:font-family="'Courier New'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1M12S</meta:editing-duration>
    <meta:editing-cycles>5</meta:editing-cycles>
    <meta:generator>LibreOffice/5.3.0.3$Windows_X86_64 LibreOffice_project/7074905676c47b82bbcfbea1aeefc84afe1c50e1</meta:generator>
    <dc:date>2018-03-13T22:45:24.559000000</dc:date>
    <meta:document-statistic meta:table-count="2" meta:image-count="0" meta:object-count="0" meta:page-count="1" meta:paragraph-count="16" meta:word-count="137" meta:character-count="519" meta:non-whitespace-character-count="461"/>
    <meta:user-defined meta:name="Info 1"/>
    <meta:user-defined meta:name="Info 2"/>
    <meta:user-defined meta:name="Info 3"/>
    <meta:user-defined meta:name="Info 4"/>
  </office:meta>
</office:document-meta>
</file>